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rianne Medium" svg:font-family="'Marianne Medium'" style:font-adornments="Moyen" style:font-family-generic="moder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rsid="0018d933" officeooo:paragraph-rsid="0018d9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rianne Medium" svg:font-family="'Marianne Medium'" style:font-adornments="Moyen" style:font-family-generic="moder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auto-update="true" style:default-outline-level="1" style:class="chapter">
      <style:paragraph-properties fo:margin-top="0.423cm" fo:margin-bottom="0.212cm" style:contextual-spacing="false"/>
      <style:text-properties style:font-name="Marianne Medium" fo:font-family="'Marianne Medium'" style:font-style-name="Moyen" style:font-family-generic="modern" style:font-pitch="variable" fo:font-size="18pt" fo:font-weight="normal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8T16:05:12.523620800</meta:creation-date>
    <meta:generator>LibreOffice/25.2.7.2$Windows_X86_64 LibreOffice_project/5cbfd1ab6520636bb5f7b99185aa69bd7456825d</meta:generator>
    <meta:editing-duration>PT4M30S</meta:editing-duration>
    <meta:editing-cycles>2</meta:editing-cycles>
    <dc:date>2025-12-08T16:09:42.256284100</dc:date>
    <meta:document-statistic meta:table-count="0" meta:image-count="0" meta:object-count="0" meta:page-count="1" meta:paragraph-count="0" meta:word-count="0" meta:character-count="0" meta:non-whitespace-character-count="0"/>
  </office:meta>
</office:document-meta>
</file>